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text-properties style:text-underline-style="none"/>
    </style:style>
    <style:style style:name="P7" style:family="paragraph" style:parent-style-name="Standard" style:list-style-name="WWNum4">
      <style:paragraph-properties fo:margin-left="1in" fo:margin-right="0in" fo:text-indent="-0.25in" style:auto-text-indent="false"/>
    </style:style>
    <style:style style:name="P8"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robot - Prioliste</text:p>
      <text:p text:style-name="P1"/>
      <text:list xml:id="list2418688182" text:style-name="WWNum1">
        <text:list-item>
          <text:p text:style-name="P3">Bewegung</text:p>
        </text:list-item>
      </text:list>
      <text:p text:style-name="P1">Gehen, joggen, rennen, sprinten (am besten via Mausrad wie bei Scum)</text:p>
      <text:p text:style-name="P1">Ducken, hinlegen, kriechen</text:p>
      <text:p text:style-name="P1">Springen</text:p>
      <text:p text:style-name="P1">Klettern. Hindernisse bis Kniehöhe sollten einfach bekletterbar sein. Höhere Hindernisse nur über Verwendung der Sprungtaste und dann auch nicht schwupps ich bin oben sondern mit Übergangsanimation</text:p>
      <text:p text:style-name="P1">Senkrechtes Klettern, Aufwärts, Seitwärts, abwärts</text:p>
      <text:list xml:id="list1427418879" text:style-name="WWNum3">
        <text:list-item>
          <text:p text:style-name="P4">Sicht: es muss eine Funktion geben um die Blickrichtung von der Bewegungsrichtung zu trennen. Freelook. Ähnlich wie bei Arma. Deshalb ist es auch wichtig dass der Körper angezeigt/dargestellt wird</text:p>
        </text:list-item>
      </text:list>
      <text:list xml:id="list35824309082879" text:continue-list="list2418688182" text:style-name="WWNum1">
        <text:list-item>
          <text:p text:style-name="P3">Energieverbrauch und Trägheit bei Bewegung</text:p>
        </text:list-item>
      </text:list>
      <text:p text:style-name="P1">Rennen braucht mehr Energie als gehen. Steigungen überwinden erhöht den Energieverbrauch. Beschleunigung und Trägheit, man hat nicht sofort Höchstgeschwiindigkeit und kommt auch nicht sofort zum stehen. Gerade wenn man eine Rampe hinunterrennt</text:p>
      <text:list xml:id="list35824861041601" text:continue-numbering="true" text:style-name="WWNum1">
        <text:list-item>
          <text:p text:style-name="P3">Interaktion mit Objekten</text:p>
        </text:list-item>
      </text:list>
      <text:p text:style-name="P1">Kleine Objekte mit einer Hand aufheben. Größere Objekte mit beiden Händen aufheben. Sehr große Objekte bewegen, schieben, ziehen</text:p>
      <text:p text:style-name="P1">Gehaltene Objekte wieder in der Welt platzieren (Tasse vom Boden aufheben und auf einen Tisch stellen/legen, Kisten stapeln)</text:p>
      <text:p text:style-name="P1">Objekte und Bewegung kombinieren (auf Kisten klettern, Bretter über Spalt legen und darüber gehen)</text:p>
      <text:p text:style-name="P1">Objekte werfen</text:p>
      <text:p text:style-name="P1">Objekte im Inventar unterbringen, am Körper verstauen</text:p>
      <text:p text:style-name="P1">Anschauen, analysieren - beim Betrachten eines Objekts bekommt man sie Option es zu scannen/analysieren. Sieht ungefähr so aus wie bei Terminator. Gibt Informationen abhängig vom “Obtikmodul” (grobe Beschreibung (immer), Gewicht (beim Aufheben), Material (spez.), Temperatur (spez.) usw...)</text:p>
      <text:list xml:id="list35825435530832" text:continue-numbering="true" text:style-name="WWNum1">
        <text:list-item>
          <text:p text:style-name="P3">Module austauschen</text:p>
        </text:list-item>
      </text:list>
      <text:p text:style-name="P1">Ein zentraler Aspekt des Spiels ist die Modularität des Charakters. Deshalb muss es mlöglich sein dessen Komponenten auszutauschen. Hände, Füße, Arme und Beine, Ohren und Augen und in den Rumpf installierte Komponenten können dabei “im Feld”, also unterwegs ausgetauscht werden. Die Persona auf einen anderen Kopf zu übertragen dauert länger und natürlich sollte der neue Kopf bereits auf einem Rumpf sitzen der über mindestens einen Arm verfügt.</text:p>
      <text:p text:style-name="P1">Die Parameter der Module hängt von ihrem Typ ab.</text:p>
      <text:list xml:id="list268932117" text:style-name="WWNum2">
        <text:list-item>
          <text:p text:style-name="P5">Füße:</text:p>
        </text:list-item>
      </text:list>
      <text:p text:style-name="P1">Gewicht, Grip (wichtig zum Klettern und zum Abbremsen, Upward Force, Forward Force, Damping</text:p>
      <text:list xml:id="list35824923094110" text:continue-numbering="true" text:style-name="WWNum2">
        <text:list-item>
          <text:p text:style-name="P5">Beine:</text:p>
        </text:list-item>
      </text:list>
      <text:p text:style-name="P1">Gewicht, Acceleration, Decceleration, Energy consumption (walk, jog, run, sprint, crouch, crawl), Updward Force, Forward Force, Damping</text:p>
      <text:list xml:id="list35824542760704" text:continue-numbering="true" text:style-name="WWNum2">
        <text:list-item>
          <text:p text:style-name="P5"><text:soft-page-break/>Rumpf:</text:p>
        </text:list-item>
      </text:list>
      <text:p text:style-name="P1">Gewicht, Module Slots</text:p>
      <text:list xml:id="list1464418381" text:style-name="WWNum4">
        <text:list-item>
          <text:p text:style-name="P7">Generator</text:p>
        </text:list-item>
      </text:list>
      <text:p text:style-name="P1"><text:tab/><text:tab/>Gewicht, Energy production rate, Fuel consumption</text:p>
      <text:list xml:id="list35824970328703" text:continue-numbering="true" text:style-name="WWNum4">
        <text:list-item>
          <text:p text:style-name="P7">Battery</text:p>
        </text:list-item>
      </text:list>
      <text:p text:style-name="P8"><text:tab/><text:tab/>Gewicht, Storage Capacity</text:p>
      <text:list xml:id="list35824012151473" text:continue-list="list35824542760704" text:style-name="WWNum2">
        <text:list-item>
          <text:p text:style-name="P5">Arme</text:p>
        </text:list-item>
      </text:list>
      <text:p text:style-name="P1">Gewicht, Lifting Force, Energy consumption, </text:p>
      <text:list xml:id="list35824164456429" text:continue-numbering="true" text:style-name="WWNum2">
        <text:list-item>
          <text:p text:style-name="P5">Hände</text:p>
        </text:list-item>
      </text:list>
      <text:p text:style-name="P1">Gewicht, Grip (zum Halten, Heben und Tragen), Climbing, Energy consumption</text:p>
      <text:list xml:id="list35824480151689" text:continue-numbering="true" text:style-name="WWNum2">
        <text:list-item>
          <text:p text:style-name="P5">Kopf</text:p>
        </text:list-item>
      </text:list>
      <text:p text:style-name="P1">Gewicht, Module Slots</text:p>
      <text:list xml:id="list35825939633601" text:continue-numbering="true" text:style-name="WWNum2">
        <text:list-item>
          <text:p text:style-name="P6"/>
        </text:list-item>
      </text:list>
      <text:list xml:id="list35824393360938" text:continue-list="list35825435530832" text:style-name="WWNum1">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8" meta:word-count="376" meta:character-count="2630" meta:non-whitespace-character-count="2300"/>
    <meta:generator>LibreOfficeDev/6.0.5.2$Linux_X86_64 LibreOffice_project/</meta:generator>
  </office:meta>
</office:document-meta>
</file>